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06_06-44-1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06_02-15-4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09-05_20-28-56_000.jpg</text:p>
          </table:table-cell>
          <table:table-cell table:style-name="ce27" office:value-type="string">
            <text:p>:m Other / 買ったもの / item=セロテープ：天然素材、15mmx9m:一巻(いっかん)入り,at=キャン・ドゥ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買ったもの / item=セロテープ：天然素材、15mmx9m:一巻(いっかん)入り,at=キャン・ドゥ,for=~,other=~">
            <text:p>:m Other / 買ったもの / item=セロテープ：天然素材、15mmx9m:一巻(いっかん)入り,at=キャン・ドゥ,fo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05_21-06-4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06_12-47-4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06_07-32-4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06_11-43-01_000.jpg</text:p>
          </table:table-cell>
          <table:table-cell table:style-name="ce27" office:value-type="string">
            <text:p>:m RES 1*1 / free# JVEMV6 68#_356:1 / 68. theoretical-physics(tp) / topics=量子力学,w=,doc=r-7-A1~1.1.9##4-2.3.5,s=~,i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68#_356:1 / 68. theoretical-physics(tp) / topics=量子力学,w=,doc=r-7-A1~1.1.9##4-2.3.5,s=~,i=~,other=~">
            <text:p>:m RES 1*1 / free# JVEMV6 68#_356:1 / 68. theoretical-physics(tp) / topics=量子力学,w=,doc=r-7-A1~1.1.9##4-2.3.5,s=~,i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09-06_16-12-57_000.jpg</text:p>
          </table:table-cell>
          <table:table-cell table:style-name="ce27" office:value-type="string">
            <text:p>:m RES 1-2*2 / free# JVEMV6 68#_356:2 / 68. theoretical-physics(tp) / topics=量子力学,w=ベルの不等式,doc=r-7-A1~1.1.9##4-5.2~,s=~,i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-2*2 / free# JVEMV6 68#_356:2 / 68. theoretical-physics(tp) / topics=量子力学,w=ベルの不等式,doc=r-7-A1~1.1.9##4-5.2~,s=~,i=~,other=~">
            <text:p>:m RES 1-2*2 / free# JVEMV6 68#_356:2 / 68. theoretical-physics(tp) / topics=量子力学,w=ベルの不等式,doc=r-7-A1~1.1.9##4-5.2~,s=~,i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46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9" table:number-columns-repeated="2"/>
          <table:table-cell table:style-name="ce10" table:number-columns-repeated="2"/>
          <table:table-cell table:style-name="ce51"/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9" table:number-columns-repeated="2"/>
          <table:table-cell table:style-name="ce10" table:number-columns-repeated="2"/>
          <table:table-cell table:style-name="ce51"/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14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4">
            <text:p>7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7">2022/09/07</text:date>, <text:time>09:29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07T09:29:42.99</dc:date>
    <dc:creator>iwabuchi ken</dc:creator>
    <meta:editing-duration>P48DT22H23M20S</meta:editing-duration>
    <meta:editing-cycles>15967</meta:editing-cycles>
    <meta:document-statistic meta:table-count="2" meta:cell-count="907" meta:object-count="0"/>
    <meta:user-defined meta:name="qrichtext">1</meta:user-defined>
  </office:meta>
</office:document-meta>
</file>